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Times New Roman" fo:font-size="12pt" officeooo:rsid="001fb6b3" officeooo:paragraph-rsid="000e9e28" style:font-size-asian="12pt" style:font-name-complex="Times New Roman1"/>
    </style:style>
    <style:style style:name="P2" style:family="paragraph" style:parent-style-name="Standard">
      <style:paragraph-properties fo:margin-top="0in" fo:margin-bottom="0in" loext:contextual-spacing="false"/>
      <style:text-properties style:font-name="Times New Roman" fo:font-size="12pt" officeooo:rsid="0020f0ff" officeooo:paragraph-rsid="000e9e28" style:font-size-asian="12pt" style:font-name-complex="Times New Roman1"/>
    </style:style>
    <style:style style:name="P3" style:family="paragraph" style:parent-style-name="Standard">
      <style:paragraph-properties fo:margin-top="0in" fo:margin-bottom="0in" loext:contextual-spacing="false"/>
      <style:text-properties style:font-name="Times New Roman" fo:font-size="12pt" officeooo:rsid="00222602" officeooo:paragraph-rsid="000e9e28" style:font-size-asian="12pt" style:font-name-complex="Times New Roman1"/>
    </style:style>
    <style:style style:name="P4" style:family="paragraph" style:parent-style-name="Standard">
      <style:paragraph-properties fo:margin-top="0in" fo:margin-bottom="0in" loext:contextual-spacing="false"/>
      <style:text-properties style:font-name="Times New Roman" fo:font-size="12pt" officeooo:rsid="00283bab" officeooo:paragraph-rsid="000e9e28" style:font-size-asian="12pt" style:font-name-complex="Times New Roman1"/>
    </style:style>
    <style:style style:name="P5" style:family="paragraph" style:parent-style-name="Standard">
      <style:paragraph-properties fo:margin-top="0in" fo:margin-bottom="0in" loext:contextual-spacing="false"/>
      <style:text-properties style:font-name="Times New Roman" fo:font-size="12pt" officeooo:rsid="00287fbe" officeooo:paragraph-rsid="000e9e28" style:font-size-asian="12pt" style:font-name-complex="Times New Roman1"/>
    </style:style>
    <style:style style:name="P6" style:family="paragraph" style:parent-style-name="Standard">
      <style:paragraph-properties fo:margin-top="0in" fo:margin-bottom="0in" loext:contextual-spacing="false"/>
      <style:text-properties style:font-name="Times New Roman" fo:font-size="12pt" officeooo:paragraph-rsid="000e9e28" style:font-size-asian="12pt" style:font-name-complex="Times New Roman1"/>
    </style:style>
    <style:style style:name="P7" style:family="paragraph" style:parent-style-name="Standard">
      <style:paragraph-properties fo:margin-top="0in" fo:margin-bottom="0in" loext:contextual-spacing="false"/>
      <style:text-properties officeooo:paragraph-rsid="000e9e28"/>
    </style:style>
    <style:style style:name="P8" style:family="paragraph" style:parent-style-name="Standard" style:master-page-name="Standard">
      <style:paragraph-properties fo:margin-top="0in" fo:margin-bottom="0in" loext:contextual-spacing="false" style:page-number="auto"/>
      <style:text-properties officeooo:paragraph-rsid="000e9e28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officeooo:rsid="001de0f6" style:font-size-asian="12pt" style:font-name-complex="Times New Roman1"/>
    </style:style>
    <style:style style:name="T3" style:family="text">
      <style:text-properties style:font-name="Times New Roman" fo:font-size="12pt" officeooo:rsid="001fb6b3" style:font-size-asian="12pt" style:font-name-complex="Times New Roman1"/>
    </style:style>
    <style:style style:name="T4" style:family="text">
      <style:text-properties style:font-name="Times New Roman" fo:font-size="12pt" officeooo:rsid="00252032" style:font-size-asian="12pt" style:font-name-complex="Times New Roman1"/>
    </style:style>
    <style:style style:name="T5" style:family="text">
      <style:text-properties style:font-name="Times New Roman" fo:font-size="12pt" officeooo:rsid="001f1450" style:font-size-asian="12pt" style:font-name-complex="Times New Roman1"/>
    </style:style>
    <style:style style:name="T6" style:family="text">
      <style:text-properties style:font-name="Times New Roman" fo:font-size="12pt" officeooo:rsid="00240118" style:font-size-asian="12pt" style:font-name-complex="Times New Roman1"/>
    </style:style>
    <style:style style:name="T7" style:family="text">
      <style:text-properties style:font-name="Times New Roman" fo:font-size="12pt" officeooo:rsid="0026be24" style:font-size-asian="12pt" style:font-name-complex="Times New Roman1"/>
    </style:style>
    <style:style style:name="T8" style:family="text">
      <style:text-properties style:font-name="Times New Roman" fo:font-size="12pt" officeooo:rsid="000e9e28" style:font-size-asian="12pt" style:font-name-complex="Times New Roman1"/>
    </style:style>
    <style:style style:name="T9" style:family="text">
      <style:text-properties officeooo:rsid="00222602"/>
    </style:style>
    <style:style style:name="T10" style:family="text">
      <style:text-properties officeooo:rsid="00240118"/>
    </style:style>
    <style:style style:name="T11" style:family="text">
      <style:text-properties officeooo:rsid="0028f3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Nama : <text:s/></text:span><text:span text:style-name="T8">ACHMAD MAULANA FAJAR ROSADI</text:span></text:p>
      <text:p text:style-name="P7"><text:span text:style-name="T1">Kode Pelajaran : </text:span><text:span text:style-name="T3">RPL / 0</text:span><text:span text:style-name="T4">1</text:span></text:p>
      <text:p text:style-name="P7"><text:span text:style-name="T1">Kelas : <text:s text:c="2"/></text:span><text:span text:style-name="T2">XI – RPL 1</text:span></text:p>
      <text:p text:style-name="P7"><text:span text:style-name="T1">Nama Guru : - </text:span><text:span text:style-name="T2">Kang Chandra<text:tab/></text:span></text:p>
      <text:p text:style-name="P7"><text:span text:style-name="T1"><text:tab/> <text:s text:c="9"/>- </text:span><text:span text:style-name="T5">Pak Wildan<text:tab/></text:span></text:p>
      <text:p text:style-name="P7"><text:span text:style-name="T1"><text:tab/> <text:s text:c="9"/>- </text:span><text:span text:style-name="T5">Pak Agung</text:span></text:p>
      <text:p text:style-name="P7"/>
      <text:p text:style-name="P6">Materi Pembelajaran :</text:p>
      <text:p text:style-name="P1">1). Mencari Dan Menulis Materi Tentang Pemrograman Web</text:p>
      <text:p text:style-name="P2">2). <text:span text:style-name="T9">Bahasa Pemrograman PHP</text:span></text:p>
      <text:p text:style-name="P3">3). Sejarah PHP</text:p>
      <text:p text:style-name="P3">4). Struktur PHP</text:p>
      <text:p text:style-name="P3">5). Tipe Data PHP</text:p>
      <text:p text:style-name="P3">6). Tools Untuk Pemrograman PHP</text:p>
      <text:p text:style-name="P3">7). Pengertian Web Server</text:p>
      <text:p text:style-name="P3">8). Pengertian Host</text:p>
      <text:p text:style-name="P3">9). Pengertian HTTP Dan WWW</text:p>
      <text:p text:style-name="P6"/>
      <text:p text:style-name="P6">Tujuan Pembelajaran :</text:p>
      <text:p text:style-name="P7"><text:span text:style-name="T6"><text:tab/>Siswa memahami dan mengerti pada materi-materi yang di berikan </text:span><text:span text:style-name="T7">dan disampaikan oleh</text:span><text:span text:style-name="T6"> guru </text:span><text:span text:style-name="T7">pengajar.</text:span></text:p>
      <text:p text:style-name="P6"/>
      <text:p text:style-name="P6">Alat Dan Bahan :</text:p>
      <text:p text:style-name="P6">- <text:span text:style-name="T10">Laptop</text:span></text:p>
      <text:p text:style-name="P6">- <text:span text:style-name="T10">Koneksi Jaringan</text:span></text:p>
      <text:p text:style-name="P6">- <text:span text:style-name="T10">Buku Tulis</text:span></text:p>
      <text:p text:style-name="P6">- <text:span text:style-name="T10">Pensil / Pulpen</text:span></text:p>
      <text:p text:style-name="P6"/>
      <text:p text:style-name="P6">Langkah Pembelajaran :</text:p>
      <text:p text:style-name="P6">A. Persiapan</text:p>
      <text:p text:style-name="P4">1. Siswa Memulai Doa</text:p>
      <text:p text:style-name="P4">2. Guru Meng-Absen Siswa</text:p>
      <text:p text:style-name="P4">3. Siswa Mengambil Laptop</text:p>
      <text:p text:style-name="P4">4. Siswa Menulis Materi Yang Diberikan Guru</text:p>
      <text:p text:style-name="P6"/>
      <text:p text:style-name="P6">B.Kegiatan Inti</text:p>
      <text:p text:style-name="P5">- Guru Memberikan Dan Menyuruh Siswa Menulis Materi Pembelajaran</text:p>
      <text:p text:style-name="P5">- Guru Menerangkan Tentang Materi Pembelajaran Kepada Siswa</text:p>
      <text:p text:style-name="P6"/>
      <text:p text:style-name="P6">C.Penutup</text:p>
      <text:p text:style-name="P6"><text:tab/><text:span text:style-name="T11">Setelah Siswa menulis dan memperhatikan penjelasan dari guru, Siswa bisa dan dapat mengerti dengan materi yang diberikan dan disampaikan oleh guru yang mengajar di lab.</text:span></text:p>
      <text:p text:style-name="P6"/>
      <text:p text:style-name="P6"/>
      <text:p text:style-name="P6">Kesimpulan:</text:p>
      <text:p text:style-name="P7"><text:span text:style-name="T6">Siswa memahami dan mengerti pada materi-materi yang di berikan </text:span><text:span text:style-name="T7">dan disampaikan oleh</text:span><text:span text:style-name="T6"> guru </text:span><text:span text:style-name="T7">pengajar.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1:21:41.817709970</meta:creation-date>
    <dc:date>2019-10-19T11:22:49.740249077</dc:date>
    <meta:editing-duration>PT1M8S</meta:editing-duration>
    <meta:editing-cycles>1</meta:editing-cycles>
    <meta:document-statistic meta:table-count="0" meta:image-count="0" meta:object-count="0" meta:page-count="1" meta:paragraph-count="36" meta:word-count="188" meta:character-count="1166" meta:non-whitespace-character-count="984"/>
    <meta:generator>LibreOffice/6.0.7.3$Linux_X86_64 LibreOffice_project/00m0$Build-3</meta:generator>
  </office:meta>
</office:document-meta>
</file>